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78D9CB3A.jpg"/>
  <manifest:file-entry manifest:media-type="image/jpeg" manifest:full-path="Pictures/100000000000032000000258E23F8DDC.jpg"/>
  <manifest:file-entry manifest:media-type="image/jpeg" manifest:full-path="Pictures/10000000000002FA00000219FDA5C4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289cm" svg:height="15.216cm" svg:x="0.636cm" svg:y="0.635cm">
          <draw:image xlink:href="Pictures/100000000000032000000258E23F8DDC.jpg" xlink:type="simple" xlink:show="embed" xlink:actuate="onLoad">
            <text:p/>
          </draw:image>
        </draw:frame>
        <draw:frame draw:style-name="gr1" draw:text-style-name="P1" draw:layer="layout" svg:width="20.289cm" svg:height="15.216cm" svg:x="-6.436cm" svg:y="5.165cm">
          <draw:image xlink:href="Pictures/10000000000003200000025878D9CB3A.jpg" xlink:type="simple" xlink:show="embed" xlink:actuate="onLoad">
            <text:p/>
          </draw:image>
        </draw:frame>
        <draw:frame draw:style-name="gr1" draw:text-style-name="P1" draw:layer="layout" svg:width="20.16cm" svg:height="14.207cm" svg:x="0.635cm" svg:y="13.068cm">
          <draw:image xlink:href="Pictures/10000000000002FA00000219FDA5C4D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creation-date>2004-04-14T12:51:56</meta:creation-date>
    <dc:date>2004-04-14T12:54:00</dc:date>
    <meta:editing-cycles>3</meta:editing-cycles>
    <meta:editing-duration>PT2M5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